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Развернуть приложение в minikube</text:p>
      <text:p text:style-name="P1">Цель: Написать манифесты для деплоя в k8s для сервиса из прошлого ДЗ. Манифесты должны описывать сущности Deployment, Service, Ingress. В Deployment обязательно должны быть указаны Liveness, Readiness пробы. Количество реплик должно быть не меньше 2. Image контейнера должен быть указан с Dockerhub. В Ingress-е должно быть правило, которое форвардит все запросы с /otusapp/* на сервис с rewrite-ом пути. Хост в ингрессе должен быть arch.homework. В итоге после применения манифестов GET запрос на http://arch.homework/otusapp/health должен отдавать {“status”: “OK”}. На выходе предоставить ссылку на github c манифестами. Манифесты должны лежать в одной директории, так чтобы можно было их все применить одной командой kubectl apply -f . </text:p>
      <text:p text:style-name="P1">Рекомендуем сдать до: 13.04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37:42.692345615</meta:creation-date>
    <dc:date>2020-04-18T17:37:58.490643787</dc:date>
    <meta:editing-duration>PT16S</meta:editing-duration>
    <meta:editing-cycles>1</meta:editing-cycles>
    <meta:document-statistic meta:table-count="0" meta:image-count="0" meta:object-count="0" meta:page-count="1" meta:paragraph-count="4" meta:word-count="114" meta:character-count="820" meta:non-whitespace-character-count="708"/>
    <meta:generator>LibreOffice/6.0.7.3$Linux_X86_64 LibreOffice_project/00m0$Build-3</meta:generator>
  </office:meta>
</office:document-meta>
</file>